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 Semibold" fo:font-size="28pt" fo:text-shadow="none" fo:font-weight="normal" style:font-name-asian="Segoe UI1" style:font-size-asian="28pt" style:font-weight-asian="normal" style:font-name-complex="Segoe UI1" style:font-size-complex="28pt" style:font-weight-complex="normal"/>
    </style:style>
    <style:style style:name="T3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oly Gospel</text:span><text:span text:style-name="T2"> </text:span></text:p>
            <text:p text:style-name="P1"><text:span text:style-name="T3">John 10:11–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24cm" svg:height="9.269cm" svg:x="1.592cm" svg:y="0.739cm">
          <draw:text-box>
            <text:p text:style-name="P4"><text:span text:style-name="T4">11</text:span><text:span text:style-name="T5">I am the good shepherd. The good shepherd lays down his life for the sheep. </text:span><text:span text:style-name="T4">12</text:span><text:span text:style-name="T5">He who is a hired hand and not a shepherd, who does not own the sheep, sees the wolf coming and leaves the sheep and flees, and the wolf snatches them and scatters th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846cm" svg:height="7.766cm" svg:x="1.57cm" svg:y="0.834cm">
          <draw:text-box>
            <text:p text:style-name="P4"><text:span text:style-name="T4">13</text:span><text:span text:style-name="T5">He flees because he is a hired hand and cares nothing for the sheep. </text:span><text:span text:style-name="T4">14</text:span><text:span text:style-name="T5">I am the good shepherd. I know my own and my own know me, </text:span><text:span text:style-name="T4">15</text:span><text:span text:style-name="T5">just as the Father knows me and I know the Father; and I lay down my life for the sheep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4.384cm" svg:height="9.269cm" svg:x="1.889cm" svg:y="0.751cm">
          <draw:text-box>
            <text:p text:style-name="P4"><text:span text:style-name="T4">16</text:span><text:span text:style-name="T5">And I have other sheep that are not of this fold. I must bring them also, and they will listen to my voice. So there will be one flock, one shepherd. </text:span><text:span text:style-name="T4">17</text:span><text:span text:style-name="T5">For this reason the Father loves me, because I lay down my life that I may take it up ag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7" draw:layer="layout" svg:width="24.638cm" svg:height="6.496cm" svg:x="1.709cm" svg:y="0.711cm">
          <draw:text-box>
            <text:p text:style-name="P6"><text:span text:style-name="T4">18</text:span><text:span text:style-name="T5">No one takes it from me, but I lay it down of my own accord. I have authority to lay it down, and I have authority to take it up again. This charge I have received from my Father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22:48:54.624000000</meta:creation-date>
    <dc:title>Hymn template</dc:title>
    <meta:editing-duration>PT12M31S</meta:editing-duration>
    <meta:editing-cycles>6</meta:editing-cycles>
    <meta:generator>LibreOffice/6.0.1.1$Windows_X86_64 LibreOffice_project/60bfb1526849283ce2491346ed2aa51c465abfe6</meta:generator>
    <meta:initial-creator>Arthur Hoch</meta:initial-creator>
    <dc:date>2018-04-19T10:12:48.709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4-22T22:48:54.281000000"/>
  </office:meta>
</office:document-meta>
</file>